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a7b" officeooo:paragraph-rsid="00005a7b"/>
    </style:style>
    <style:style style:name="P2" style:family="paragraph" style:parent-style-name="Standard">
      <style:text-properties officeooo:rsid="00005a7b" officeooo:paragraph-rsid="00005a7b"/>
    </style:style>
    <style:style style:name="P3" style:family="paragraph" style:parent-style-name="Standard">
      <style:text-properties officeooo:rsid="00005a7b" officeooo:paragraph-rsid="00030fe2"/>
    </style:style>
    <style:style style:name="P4" style:family="paragraph" style:parent-style-name="Standard">
      <style:text-properties officeooo:rsid="00030fe2" officeooo:paragraph-rsid="00030fe2"/>
    </style:style>
    <style:style style:name="P5" style:family="paragraph" style:parent-style-name="Standard">
      <style:text-properties officeooo:rsid="00030fe2" officeooo:paragraph-rsid="0004a4e0"/>
    </style:style>
    <style:style style:name="P6" style:family="paragraph" style:parent-style-name="Standard">
      <style:text-properties officeooo:rsid="00039f12" officeooo:paragraph-rsid="00039f12"/>
    </style:style>
    <style:style style:name="P7" style:family="paragraph" style:parent-style-name="Standard">
      <style:text-properties officeooo:rsid="0004a4e0" officeooo:paragraph-rsid="0004a4e0"/>
    </style:style>
    <style:style style:name="P8" style:family="paragraph" style:parent-style-name="Standard">
      <style:text-properties officeooo:rsid="0005edab" officeooo:paragraph-rsid="0005edab"/>
    </style:style>
    <style:style style:name="T1" style:family="text">
      <style:text-properties officeooo:rsid="00030fe2"/>
    </style:style>
    <style:style style:name="T2" style:family="text">
      <style:text-properties officeooo:rsid="00038ba8"/>
    </style:style>
    <style:style style:name="T3" style:family="text">
      <style:text-properties officeooo:rsid="0004a4e0"/>
    </style:style>
    <style:style style:name="T4" style:family="text">
      <style:text-properties officeooo:rsid="00039f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7. <text:span text:style-name="T3">(1) </text:span>revise si el metodo de jacobi y gauss seidel pueden resolver el sistema</text:p>
      <text:p text:style-name="P1"/>
      <text:p text:style-name="P1">A = [62 24 1 8 15; 23 50 7 14 16; 4 6 58 20 22; 10 12 19 66 3; 11 18 25 2 54];</text:p>
      <text:p text:style-name="P1">D = diag(diag(A));</text:p>
      <text:p text:style-name="P1">U = [0 24 1 8 15; 0 0 7 14 16; 0 0 0 20 22; 0 0 0 0 3; 0 0 0 0 0];</text:p>
      <text:p text:style-name="P1">L=[0 0 0 0 0; 23 0 0 0 0; 4 6 0 0 0; 10 12 19 0 0; 11 18 25 2 0];</text:p>
      <text:p text:style-name="P1">B = -inv(D)*(L+U)</text:p>
      <text:p text:style-name="P1">% <text:span text:style-name="T1">calculando el radio para el metodo de jacobi.</text:span></text:p>
      <text:p text:style-name="P1">&gt;&gt; B = -inv(D)*(L+U)</text:p>
      <text:p text:style-name="P1">&gt;&gt; e = eig(B)</text:p>
      <text:p text:style-name="P1">e =</text:p>
      <text:p text:style-name="P1"><text:s text:c="2"/>-0.927984</text:p>
      <text:p text:style-name="P1"><text:s text:c="3"/>0.577756</text:p>
      <text:p text:style-name="P1"><text:s text:c="3"/>0.426345</text:p>
      <text:p text:style-name="P1"><text:s text:c="2"/>-0.120617</text:p>
      <text:p text:style-name="P1"><text:s text:c="3"/>0.044501</text:p>
      <text:p text:style-name="P3"><text:s text:c="3"/><text:span text:style-name="T1">p =</text:span>0,92&lt;1; <text:span text:style-name="T2">por lo tanto el sistema puede ser resuelto por jacobi</text:span></text:p>
      <text:p text:style-name="P1"/>
      <text:p text:style-name="P3">% <text:span text:style-name="T1">calculando el radio para el metodo de gauss seidel.</text:span></text:p>
      <text:p text:style-name="P1">&gt;&gt; B = -(inv(D+L))*U</text:p>
      <text:p text:style-name="P1">&gt;&gt; e2 = eig(B)</text:p>
      <text:p text:style-name="P1">e2 =</text:p>
      <text:p text:style-name="P1"><text:s text:c="3"/>0.00000 + 0.00000i</text:p>
      <text:p text:style-name="P1"><text:s text:c="3"/>0.30658 + 0.00000i</text:p>
      <text:p text:style-name="P1"><text:s text:c="3"/>0.14170 + 0.05231i</text:p>
      <text:p text:style-name="P1"><text:s text:c="3"/>0.14170 - 0.05231i</text:p>
      <text:p text:style-name="P1"><text:s text:c="3"/>0.02474 + 0.00000i</text:p>
      <text:p text:style-name="P4">p = 0.3&lt;1 ; <text:span text:style-name="T2">por lo tanto el sistema puede ser resuelto por gauss seidel</text:span></text:p>
      <text:p text:style-name="P1"/>
      <text:p text:style-name="P1"/>
      <text:p text:style-name="P7">(2) Revise si el sistema puede ser resuelto con el metodo <text:s/><text:span text:style-name="T4">stationary Richardson </text:span>con P= I y P=D.</text:p>
      <text:p text:style-name="P7">Con P=I</text:p>
      <text:p text:style-name="P7"/>
      <text:p text:style-name="P7">&gt;&gt; eig(inv(I)*A)</text:p>
      <text:p text:style-name="P7"/>
      <text:p text:style-name="P7"><text:s text:c="3"/>110.000</text:p>
      <text:p text:style-name="P7"><text:s text:c="4"/>23.723</text:p>
      <text:p text:style-name="P7"><text:s text:c="4"/>31.874</text:p>
      <text:p text:style-name="P7"><text:s text:c="4"/>66.277</text:p>
      <text:p text:style-name="P7"><text:s text:c="4"/>58.126</text:p>
      <text:p text:style-name="P7">Todos sus autovalores son positivos, por lo tanto si puede ser resuelto.</text:p>
      <text:p text:style-name="P7">α opt = 0.015 and ρ opt = 0.6452</text:p>
      <text:p text:style-name="P7"/>
      <text:p text:style-name="P8">Con P=D</text:p>
      <text:p text:style-name="P8">eig(DI*A)</text:p>
      <text:p text:style-name="P8"><text:s text:c="3"/>1.92798</text:p>
      <text:p text:style-name="P8"><text:s text:c="3"/>0.42224</text:p>
      <text:p text:style-name="P8"><text:s text:c="3"/>0.57366</text:p>
      <text:p text:style-name="P8"><text:s text:c="3"/>1.12062</text:p>
      <text:p text:style-name="P8"><text:s text:c="3"/>0.95550</text:p>
      <text:p text:style-name="P8">Todos sus autovalores son positivos, por lo tanto puede ser resuelto.</text:p>
      <text:p text:style-name="P8">α opt = 0.8510, ρ opt = 0.64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28:31.933234085</meta:creation-date>
    <dc:date>2017-08-28T15:39:33.204061094</dc:date>
    <meta:editing-duration>P5DT4H47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261" meta:character-count="1232" meta:non-whitespace-character-count="950"/>
  </office:meta>
</office:document-meta>
</file>